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3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15.5mm"/>
    </style:style>
    <style:style style:name="co4" style:family="table-column">
      <style:table-column-properties fo:break-before="auto" style:column-width="9.98mm"/>
    </style:style>
    <style:style style:name="co5" style:family="table-column">
      <style:table-column-properties fo:break-before="auto" style:column-width="9.51mm"/>
    </style:style>
    <style:style style:name="co6" style:family="table-column">
      <style:table-column-properties fo:break-before="auto" style:column-width="8.45mm"/>
    </style:style>
    <style:style style:name="co7" style:family="table-column">
      <style:table-column-properties fo:break-before="auto" style:column-width="14.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"/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adyoulik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id_requests</text:p>
          </table:table-cell>
          <table:table-cell table:number-columns-repeated="3"/>
          <table:table-cell office:value-type="string" calcext:value-type="string">
            <text:p>bids</text:p>
          </table:table-cell>
          <table:table-cell office:value-type="string" calcext:value-type="string">
            <text:p>wi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AYL</text:p>
          </table:table-cell>
          <table:table-cell office:value-type="string" calcext:value-type="string">
            <text:p>Discr</text:p>
          </table:table-cell>
          <table:table-cell table:number-columns-repeated="2"/>
          <table:table-cell office:value-type="string" calcext:value-type="string">
            <text:p>PP</text:p>
          </table:table-cell>
          <table:table-cell office:value-type="string" calcext:value-type="string">
            <text:p>AY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table:style-name="ce1" office:value-type="string" calcext:value-type="string">
            <text:p>2016-03-18</text:p>
          </table:table-cell>
          <table:table-cell office:value-type="float" office:value="39499" calcext:value-type="float">
            <text:p>39 499</text:p>
          </table:table-cell>
          <table:table-cell office:value-type="float" office:value="31600" calcext:value-type="float">
            <text:p>31 600</text:p>
          </table:table-cell>
          <table:table-cell table:formula="of:=2*([.B3]-[.C3])/([.B3]+[.C3])" office:value-type="percentage" office:value="0.222197217963684" calcext:value-type="percentage">
            <text:p>22,22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6-03-19</text:p>
          </table:table-cell>
          <table:table-cell office:value-type="float" office:value="36348" calcext:value-type="float">
            <text:p>36 348</text:p>
          </table:table-cell>
          <table:table-cell office:value-type="float" office:value="34800" calcext:value-type="float">
            <text:p>34 800</text:p>
          </table:table-cell>
          <table:table-cell table:formula="of:=2*([.B4]-[.C4])/([.B4]+[.C4])" office:value-type="percentage" office:value="0.0435149266318097" calcext:value-type="percentage">
            <text:p>4,35%</text:p>
          </table:table-cell>
          <table:table-cell/>
          <table:table-cell table:number-columns-repeated="2"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table:formula="of:=2*([.G4]-[.H4])/([.G4]+[.H4])" office:value-type="percentage" office:value="0.8" calcext:value-type="percentage">
            <text:p>80,00%</text:p>
          </table:table-cell>
        </table:table-row>
        <table:table-row table:style-name="ro1">
          <table:table-cell table:style-name="ce1" office:value-type="string" calcext:value-type="string">
            <text:p>2016-03-20</text:p>
          </table:table-cell>
          <table:table-cell office:value-type="float" office:value="26352" calcext:value-type="float">
            <text:p>26 352</text:p>
          </table:table-cell>
          <table:table-cell office:value-type="float" office:value="26400" calcext:value-type="float">
            <text:p>26 400</text:p>
          </table:table-cell>
          <table:table-cell table:formula="of:=2*([.B5]-[.C5])/([.B5]+[.C5])" office:value-type="percentage" office:value="-0.00181983621474067" calcext:value-type="percentage">
            <text:p>-0,18%</text:p>
          </table:table-cell>
          <table:table-cell/>
          <table:table-cell table:number-columns-repeated="2" office:value-type="float" office:value="240" calcext:value-type="float">
            <text:p>240</text:p>
          </table:table-cell>
          <table:table-cell office:value-type="float" office:value="288" calcext:value-type="float">
            <text:p>288</text:p>
          </table:table-cell>
          <table:table-cell table:formula="of:=2*([.G5]-[.H5])/([.G5]+[.H5])" office:value-type="percentage" office:value="-0.181818181818182" calcext:value-type="percentage">
            <text:p>-18,18%</text:p>
          </table:table-cell>
        </table:table-row>
        <table:table-row table:style-name="ro1">
          <table:table-cell table:style-name="ce1" office:value-type="string" calcext:value-type="string">
            <text:p>2016-03-21</text:p>
          </table:table-cell>
          <table:table-cell office:value-type="float" office:value="58710" calcext:value-type="float">
            <text:p>58 710</text:p>
          </table:table-cell>
          <table:table-cell office:value-type="float" office:value="59600" calcext:value-type="float">
            <text:p>59 600</text:p>
          </table:table-cell>
          <table:table-cell table:formula="of:=2*([.B6]-[.C6])/([.B6]+[.C6])" office:value-type="percentage" office:value="-0.0150452201842617" calcext:value-type="percentage">
            <text:p>-1,5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 table:formula="of:=2*([.G6]-[.H6])/([.G6]+[.H6])" office:value-type="percentage" office:value="0.0043859649122807" calcext:value-type="percentage">
            <text:p>0,44%</text:p>
          </table:table-cell>
        </table:table-row>
        <table:table-row table:style-name="ro1">
          <table:table-cell table:style-name="ce1" office:value-type="string" calcext:value-type="string">
            <text:p>2016-03-22</text:p>
          </table:table-cell>
          <table:table-cell office:value-type="float" office:value="38950" calcext:value-type="float">
            <text:p>38 950</text:p>
          </table:table-cell>
          <table:table-cell office:value-type="float" office:value="39600" calcext:value-type="float">
            <text:p>39 600</text:p>
          </table:table-cell>
          <table:table-cell table:formula="of:=2*([.B7]-[.C7])/([.B7]+[.C7])" office:value-type="percentage" office:value="-0.0165499681731381" calcext:value-type="percentage">
            <text:p>-1,65%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table:formula="of:=2*([.G7]-[.H7])/([.G7]+[.H7])" office:value-type="percentage" office:value="0.0913705583756345" calcext:value-type="percentage">
            <text:p>9,14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7])" office:value-type="float" office:value="160360" calcext:value-type="float">
            <text:p>160 360</text:p>
          </table:table-cell>
          <table:table-cell table:formula="of:=SUM([.C4:.C7])" office:value-type="float" office:value="160400" calcext:value-type="float">
            <text:p>160 400</text:p>
          </table:table-cell>
          <table:table-cell table:formula="of:=2*([.B8]-[.C8])/([.B8]+[.C8])" office:value-type="percentage" office:value="-0.000249407656815064" calcext:value-type="percentage">
            <text:p>-0,02%</text:p>
          </table:table-cell>
          <table:table-cell table:number-columns-repeated="2"/>
          <table:table-cell table:formula="of:=SUM([.G4:.G7])" office:value-type="float" office:value="884" calcext:value-type="float">
            <text:p>884</text:p>
          </table:table-cell>
          <table:table-cell table:formula="of:=SUM([.H4:.H7])" office:value-type="float" office:value="873" calcext:value-type="float">
            <text:p>873</text:p>
          </table:table-cell>
          <table:table-cell table:formula="of:=2*([.G8]-[.H8])/([.G8]+[.H8])" office:value-type="percentage" office:value="0.012521343198634" calcext:value-type="percentage">
            <text:p>1,25%</text:p>
          </table:table-cell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3T12:06:20.208512000</dc:date>
    <meta:editing-duration>PT6M14S</meta:editing-duration>
    <meta:editing-cycles>1</meta:editing-cycles>
    <meta:document-statistic meta:table-count="1" meta:cell-count="55" meta:object-count="0"/>
    <meta:generator>LibreOffice/5.0.4.2$MacOSX_X86_64 LibreOffice_project/2b9802c1994aa0b7dc6079e128979269cf95bc78</meta:generator>
  </office:meta>
</office:document-meta>
</file>